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rcicio 2:</text:p>
      <text:p text:style-name="Standard"/>
      <text:p text:style-name="Standard"/>
      <text:p text:style-name="Standard"><text:tab/>En el ejercicio 2 se pedía crear e inicializar dos directorios y tablas de páginas según los mapas de memoria dados en el enunciado. Los directorios de página fueron definidos como page_dir_pintor y page_dir_kernel en el archivo kernel.asm. Los archivos kernel-traductor_paging.asm y pintor_paging.asm contienen las tablas ya inicializadas.</text:p>
      <text:p text:style-name="Standard"></text:p>
      <text:p text:style-name="Standard"><text:tab/>Para empezar a usar la paginación, se debe habilitar en el registro cr0, pero antes hay que inicializar los directorios y tablas de paginas necesarias. </text:p>
      <text:p text:style-name="Standard"/>
      <text:p text:style-name="Standard"><text:tab/>Para inicializar los directorios se definió la subrutina "page_init" que define la primera entrada de ambos directorios con su primer tabla (page_table_0 para el directorio del kernel y page_table_0_pintor para el directorio del pintor). Antes de ser llamada, hay que especificar un valor válido para el esp, que controla el stack principal, ya que al hacer el call a la función “page_init”, el programa debe conocer la dirección a la cual regresar para continuar la ejecución.</text:p>
      <text:p text:style-name="Standard"><text:tab/></text:p>
      <text:p text:style-name="Standard"/>
      <text:p text:style-name="Standard"><text:tab/>Ya dentro de la subrutina, se les agregan los flags de supervisor, read/write y present a las primeras entradas de cada directorio, junto con la dirección correspondiente a su primer tabla. <text:s/>La estructura de un descriptor de directorio de página es el siguiente:</text:p>
      <text:p text:style-name="Standard"/>
      <text:p text:style-name="Standard"><text:tab/><text:tab/><text:tab/><text:tab/><text:tab/><text:span text:style-name="T4">[nice drawing]</text:span></text:p>
      <text:p text:style-name="Standard"><text:span text:style-name="T4"/></text:p>
      <text:p text:style-name="Standard"><text:span text:style-name="T4"><text:tab/></text:span><text:span text:style-name="T5">Dirección: se toman los bits 31 al 12 inclusive (20 bits) de la dirección de memoria recibida por el módulo de segmentación (dirección lineal) y esto servirá para localizar la tabla de página correspondiente.</text:span></text:p>
      <text:p text:style-name="Standard"><text:span text:style-name="T5"/></text:p>
      <text:p text:style-name="Standard"><text:span text:style-name="T5"><text:tab/></text:span><text:span text:style-name="T4">Bit S:</text:span><text:span text:style-name="T5"> Es el bit 7 y determina el tamaño de la pagina, que puede ser de 4Kb o 4Mb, pero para esto último se necesita que el modo PSE de paginación extendida este activado (no requerido en el trabajo actual).</text:span></text:p>
      <text:p text:style-name="Standard"/>
      <text:p text:style-name="Standard"><text:tab/><text:span text:style-name="T4">Bit A</text:span>: Accessed, determina si se escribió o leyó de una pagina o no. Es el Bit 5.</text:p>
      <text:p text:style-name="Standard"/>
      <text:p text:style-name="Standard"><text:tab/><text:span text:style-name="T4">Bit D</text:span>: Este bit deshabilita el caché, por lo que permanecerá en 0. Es el Bit 4.</text:p>
      <text:p text:style-name="Standard"/>
      <text:p text:style-name="Standard"><text:tab/><text:span text:style-name="T4">Bit W</text:span>: Es para habilitar el modo Write-through de la caché, no lo utilizamos.</text:p>
      <text:p text:style-name="Standard"><text:tab/></text:p>
      <text:p text:style-name="Standard"><text:tab/><text:span text:style-name="T4">Bit U</text:span>: Determina el nivel de privilegio, si no esta seteado, el privilegio es de Supervisor (el mas alto). </text:p>
      <text:p text:style-name="Standard"/>
      <text:p text:style-name="Standard"><text:tab/><text:span text:style-name="T4">Bit R/W</text:span>: Habilita la lectura y escritura en las páginas, lo requerimos en el trabajo.</text:p>
      <text:p text:style-name="Standard"/>
      <text:p text:style-name="Standard"><text:tab/><text:span text:style-name="T4">Bit P</text:span>: Dice si la pagina esta presente en la memoria. Lo habilitamos para no producir una Page Fault.</text:p>
      <text:p text:style-name="Standard"/>
      <text:p text:style-name="Standard"><text:tab/></text:p>
      <text:p text:style-name="Standard"/>
      <text:p text:style-name="Standard"><text:tab/></text:p>
      <text:p text:style-name="Standard"/>
      <text:p text:style-name="Standard"/>
      <text:p text:style-name="Standard"/>
      <text:p text:style-name="Standard"><text:soft-page-break/></text:p>
      <text:p text:style-name="Standard"/>
      <text:p text:style-name="Standard"><text:tab/> ­Tablas de página:</text:p>
      <text:p text:style-name="Standard"><text:tab/>-----------------</text:p>
      <text:p text:style-name="Standard"><text:tab/>Como se dijo anteriormente, las tablas de pàgina estan definidas en los archivos kernel-traductor_paging.asm y pintor_paging.asm. Cada tabla de páginas tiene un mapeo de memoria diferente, el cual fue definido a mano usando macros para ayudar.</text:p>
      <text:p text:style-name="Standard"><text:tab/>En cada tabla se tuvo que hacer Identity Mapping para algunas direcciones, otras fueron mapeadas a lugares de memoria fijos (como en el caso de la memoria de video) y otras no fueron especificadas, esto es, inicializarlas en 0.</text:p>
      <text:p text:style-name="Standard"><text:tab/>Para realizar el mapeo de memoria se utilizaron macros que permitieron definir las entradas de la tabla correspondientes fácilmente. A continuación un ejemplo de la macro utilizada para Identity Mapping:</text:p>
      <text:p text:style-name="Standard"></text:p>
      <text:p text:style-name="Standard"><text:tab/>%assign i 0x0000</text:p>
      <text:p text:style-name="Standard"><text:tab/>%rep <text:s text:c="3"/>0x009</text:p>
      <text:p text:style-name="Standard"><text:tab/> <text:s text:c="3"/>dd <text:tab/>i | 3</text:p>
      <text:p text:style-name="Standard"><text:tab/>%assign i i+4096 </text:p>
      <text:p text:style-name="Standard"><text:tab/>%endrep</text:p>
      <text:p text:style-name="Standard"/>
      <text:p text:style-name="Standard"><text:tab/>Primero se asigna 'i' a la dirección sobre la cual hacer Identity Mapping, después de hace un OR con el valor 3, que al igual que en los descriptores de directorios, esto quiere decir que la página tendrá privilegios de supervisor, estará presente y será de lectura/escritura, luego se repite n veces con n la cantidad de paginas a mappear.</text:p>
      <text:p text:style-name="Standard"></text:p>
      <text:p text:style-name="Standard"><text:s text:c="4"/>Las direcciones que tenían que ser mapeadas a una página específica fueron definidas individualmente, por ejemplo:</text:p>
      <text:p text:style-name="Standard"><text:tab/><text:tab/>%assign i 0x13000</text:p>
      <text:p text:style-name="Standard"><text:tab/><text:tab/>%rep 0x001</text:p>
      <text:p text:style-name="Standard"></text:p>
      <text:p text:style-name="Standard"><text:tab/><text:tab/><text:tab/>dd 0xb8000 | 3</text:p>
      <text:p text:style-name="Standard"></text:p>
      <text:p text:style-name="Standard"><text:tab/><text:tab/>%assign i i+4096</text:p>
      <text:p text:style-name="Standard"><text:tab/><text:tab/>%endrep</text:p>
      <text:p text:style-name="Standard"><text:tab/>La diferencia con el código anterior, es que éste tiene especificada la dirección a la cual mapear, en vez de usar al variable 'i'. </text:p>
      <text:p text:style-name="Standard"/>
      <text:p text:style-name="Standard"><text:s text:c="4"/><text:tab/>Finalmente las direcciones que no se debían asignar, fueron dejadas en 0. Esto significa que ni siquiera estarán presentes en memoria, ni podrán ser utilizadas. Dejamos, por legibilidad, lineas como '%rep 0x0001' o ' dd 0 | 0 '.</text:p>
      <text:p text:style-name="Standard"/>
      <text:p text:style-name="Standard"><text:tab/>Luego en el kernel se completan ambas tablas de página con 0.</text:p>
      <text:p text:style-name="Standard"></text:p>
      <text:p text:style-name="Standard"><text:s text:c="3"/>Para poder hacer un call a page_init en el kernel se definió antes el valor de la pila de kernel en 0x7FFC (esp y ebp). Después de tener inicializados los directorios se copia la dirección del directorio de páginas de kernel al cr3 y se habilita la paginación poniendo en 1 el bit más significativo del cr0.</text:p>
      <text:p text:style-name="Standard"/>
      <text:p text:style-name="Standard"/>
      <text:p text:style-name="Standard"><text:s text:c="4"/>En la segunda parte del ejercicio, pide escribir el nombre del grupo en la esquina superior izquierda. Para ello, se accede a la memoria de vídeo a través de su respectivo segmento definido en la GDT, y se usa un código similar al usado en el ejercicio 1 para limpiar la pantalla, con la <text:soft-page-break/>diferencia que está la instrucción <text:span text:style-name="T4">lodsb </text:span><text:span text:style-name="T5">la cual lee un byte de la dirección ds:esi y lo guarda en el registro </text:span><text:span text:style-name="T1">al. </text:span><text:span text:style-name="T2">Previamente el registro esi fue apuntado a la dirección a donde se encuentra el mensaje a escribir. Usando otra vez la instrucción </text:span><text:span text:style-name="T3">stosw </text:span><text:span text:style-name="T2">se escribe el mensaje en pan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11T20:46:39</meta:creation-date>
    <dc:date>2009-11-25T19:11:45</dc:date>
    <dc:creator>wert </dc:creator>
    <meta:editing-duration>PT02H29M00S</meta:editing-duration>
    <meta:editing-cycles>33</meta:editing-cycles>
    <meta:generator>OpenOffice.org/3.1$Linux OpenOffice.org_project/310m19$Build-9420</meta:generator>
    <meta:document-statistic meta:table-count="0" meta:image-count="0" meta:object-count="0" meta:page-count="3" meta:paragraph-count="46" meta:word-count="823" meta:character-count="4885"/>
  </office:meta>
</office:document-meta>
</file>